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CUBADORA RODRIGUEZ SA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817772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VIPOLL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ARIA CARRA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5/11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79</text:p>
          </table:table-cell>
          <table:table-cell table:style-name="Tableau1.D2" office:value-type="string">
            <text:p text:style-name="P12">7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FRANCISCO RODRIGUEZ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79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1:39:2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